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olzum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1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 office:value-type="string" calcext:value-type="string">
            <text:p>Arsinoë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text:p>Khemenu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text:p>Wetjeset-hor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text:p>Bw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text:p>Nubt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0-23T16:54:13.019000000</dc:date>
    <meta:editing-duration>PT14H30M45S</meta:editing-duration>
    <meta:editing-cycles>22</meta:editing-cycles>
    <meta:document-statistic meta:table-count="1" meta:cell-count="4845" meta:object-count="0"/>
  </office:meta>
</office:document-meta>
</file>